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C000000269766BF9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10" style:family="paragraph" style:parent-style-name="Standard" style:list-style-name="L1" style:master-page-name="">
      <style:paragraph-properties fo:margin-top="0.212cm" fo:margin-bottom="0cm" fo:line-height="150%" fo:text-align="justify" style:justify-single-word="false" style:page-number="auto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style:font-name-asian="Comic Sans MS" style:font-size-asian="12pt" style:font-size-complex="12pt"/>
    </style:style>
    <style:style style:name="P11" style:family="paragraph" style:parent-style-name="Standard" style:list-style-name="L1">
      <style:paragraph-properties fo:margin-top="0.212cm" fo:margin-bottom="0cm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style:font-name-asian="Comic Sans MS" style:font-size-asian="12pt" style:font-size-complex="12pt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<text:span text:style-name="T2"><text:tab/> </text:span><text:span text:style-name="T3">Consultes SQL – Manipulació de dades</text:span></text:p>
      <text:list xml:id="list1609876403" text:style-name="L1">
        <text:list-item>
          <text:p text:style-name="P10">Modificar el camp titol de la taula empleats al valor ‘representant’, d’aquells que tinguin un valor 'representante'.</text:p>
        </text:list-item>
        <text:list-item>
          <text:p text:style-name="P11">Volem actualitzar les salaris dels nostres empleats de tal forma que la salari d'un empleat sigui el 50% de l'objectiu de la seva oficina.</text:p>
        </text:list-item>
        <text:list-item>
          <text:p text:style-name="P11">Volem posar a zero les vendes dels empleats de l'oficina 12.</text:p>
        </text:list-item>
        <text:list-item>
          <text:p text:style-name="P11">Volem posar a zero el limit de crèdit dels clients assignats a empleats de l'oficina 12.</text:p>
        </text:list-item>
        <text:list-item>
          <text:p text:style-name="P11">Esborrar les línies de comandes de les comandes del client Jaime Llorens.</text:p>
        </text:list-item>
        <text:list-item>
          <text:p text:style-name="P11">Augmentar un 5% el preu de tots els productes del fabricant ACI.</text:p>
        </text:list-item>
        <text:list-item>
          <text:p text:style-name="P11">Afegir una nova oficina per a la ciutat de Madrid, amb el número d'oficina 30, amb un objectiu de 100000 i regió Centre.</text:p>
        </text:list-item>
        <text:list-item>
          <text:p text:style-name="P11">Canviar els empleats de l'oficina 21 a l'oficina 30.</text:p>
        </text:list-item>
        <text:list-item>
          <text:p text:style-name="P11">Eliminar les comandes de l'empleat 105.</text:p>
        </text:list-item>
        <text:list-item>
          <text:p text:style-name="P11">Eliminar les oficines que no tinguin emplea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695cm" fo:margin-left="0cm" fo:margin-right="-0.012cm" table:align="margins" style:writing-mode="lr-tb"/>
    </style:style>
    <style:style style:name="Taula3.A" style:family="table-column">
      <style:table-column-properties style:column-width="5.318cm" style:rel-column-width="20875*"/>
    </style:style>
    <style:style style:name="Taula3.B" style:family="table-column">
      <style:table-column-properties style:column-width="7.699cm" style:rel-column-width="30222*"/>
    </style:style>
    <style:style style:name="Taula3.C" style:family="table-column">
      <style:table-column-properties style:column-width="3.678cm" style:rel-column-width="14438*"/>
    </style:style>
    <style:style style:name="Taula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>
      <style:table-cell-properties fo:padding="0.097cm" fo:border="0.002cm solid #000000"/>
    </style:style>
    <style:style style:name="Tau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5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6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MP7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1</text:page-number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3"/>
            </table:table-cell>
            <table:table-cell table:style-name="Taula3.B1" office:value-type="string">
              <text:p text:style-name="MP4">UF2C1P8</text:p>
              <text:p text:style-name="MP5">M02 – Gestió de Bases de Dades<draw:frame draw:style-name="Mfr1" draw:name="Imatges1" text:anchor-type="char" svg:x="-4.757cm" svg:y="-0.46cm" svg:width="3.93cm" svg:height="1.379cm" draw:z-index="0"><draw:image xlink:href="Pictures/100000000000006C000000269766BF97.png" xlink:type="simple" xlink:show="embed" xlink:actuate="onLoad"/></draw:frame></text:p>
            </table:table-cell>
            <table:table-cell table:style-name="Taula3.C1" office:value-type="string">
              <text:p text:style-name="MP6">Administració de Sistemes Informàtics en Xarxa</text:p>
            </table:table-cell>
          </table:table-row>
          <table:table-row>
            <table:table-cell table:style-name="Taula3.A2" table:number-columns-spanned="3" office:value-type="string">
              <text:p text:style-name="MP7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ks</meta:initial-creator>
    <meta:creation-date>2007-09-15T16:35:00</meta:creation-date>
    <dc:date>2012-02-28T18:49:27</dc:date>
    <meta:print-date>2004-09-14T16:47:00</meta:print-date>
    <meta:editing-cycles>48</meta:editing-cycles>
    <meta:editing-duration>PT11H59M25S</meta:editing-duration>
    <dc:creator>Toni Ruiz</dc:creator>
    <meta:document-statistic meta:table-count="1" meta:image-count="1" meta:object-count="0" meta:page-count="1" meta:paragraph-count="17" meta:word-count="177" meta:character-count="973"/>
    <meta:user-defined meta:name="Informació 1"/>
    <meta:user-defined meta:name="Informació 2"/>
    <meta:user-defined meta:name="Informació 3"/>
    <meta:user-defined meta:name="Informació 4"/>
  </office:meta>
</office:document-meta>
</file>